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offer">
            <text:p>offer</text:p>
          </table:table-cell>
          <table:table-cell table:style-name="pd1" office:value-type="string" office:value="candidates">
            <text:p>candidates</text:p>
          </table:table-cell>
          <table:table-cell table:style-name="pd1" office:value-type="string" office:value="link">
            <text:p>link</text:p>
          </table:table-cell>
        </table:table-row>
        <table:table-row>
          <table:table-cell office:value-type="string" office:value="External Policies Unit ">
            <text:p>External Policies Unit </text:p>
          </table:table-cell>
          <table:table-cell office:value-type="float" office:value="105">
            <text:p>105</text:p>
          </table:table-cell>
          <table:table-cell office:value-type="string" office:value="&lt;a href=https://ep-stages.gestmax.eu/3063/1/external-policies-unit/en_US?backlink=search target='_blank'&gt;link text&lt;/a&gt;">
            <text:p>&lt;a href=https://ep-stages.gestmax.eu/3063/1/external-policies-unit/en_US?backlink=search target='_blank'&gt;link text&lt;/a&gt;</text:p>
          </table:table-cell>
        </table:table-row>
        <table:table-row>
          <table:table-cell office:value-type="string" office:value="Visitors Services Coordination Unit - Post C: Visitors communications event assistant">
            <text:p>Visitors Services Coordination Unit - Post C: Visitors communications event assistant</text:p>
          </table:table-cell>
          <table:table-cell office:value-type="float" office:value="55">
            <text:p>55</text:p>
          </table:table-cell>
          <table:table-cell office:value-type="string" office:value="&lt;a href=https://ep-stages.gestmax.eu/3088/1/visitors-services-coordination-unit-post-c-visitors-communications-event-assistant/en_US?backlink=search target='_blank'&gt;link text&lt;/a&gt;">
            <text:p>&lt;a href=https://ep-stages.gestmax.eu/3088/1/visitors-services-coordination-unit-post-c-visitors-communications-event-assistant/en_US?backlink=search target='_blank'&gt;link text&lt;/a&gt;</text:p>
          </table:table-cell>
        </table:table-row>
        <table:table-row>
          <table:table-cell office:value-type="string" office:value="Human Resources Unit ">
            <text:p>Human Resources Unit </text:p>
          </table:table-cell>
          <table:table-cell office:value-type="float" office:value="29">
            <text:p>29</text:p>
          </table:table-cell>
          <table:table-cell office:value-type="string" office:value="&lt;a href=https://ep-stages.gestmax.eu/3075/1/human-resources-unit/en_US?backlink=search target='_blank'&gt;link text&lt;/a&gt;">
            <text:p>&lt;a href=https://ep-stages.gestmax.eu/3075/1/human-resources-unit/en_US?backlink=search target='_blank'&gt;link text&lt;/a&gt;</text:p>
          </table:table-cell>
        </table:table-row>
        <table:table-row>
          <table:table-cell office:value-type="string" office:value="Visitors Services Coordination Unit - Post B: Visitors communications marketing assistant ">
            <text:p>Visitors Services Coordination Unit - Post B: Visitors communications marketing assistant </text:p>
          </table:table-cell>
          <table:table-cell office:value-type="float" office:value="27">
            <text:p>27</text:p>
          </table:table-cell>
          <table:table-cell office:value-type="string" office:value="&lt;a href=https://ep-stages.gestmax.eu/3087/1/visitors-services-coordination-unit-post-b-visitors-communications-marketing-assistant/en_US?backlink=search target='_blank'&gt;link text&lt;/a&gt;">
            <text:p>&lt;a href=https://ep-stages.gestmax.eu/3087/1/visitors-services-coordination-unit-post-b-visitors-communications-marketing-assistant/en_US?backlink=search target='_blank'&gt;link text&lt;/a&gt;</text:p>
          </table:table-cell>
        </table:table-row>
        <table:table-row>
          <table:table-cell office:value-type="string" office:value="Visitors Services Coordination Unit - Post A: Visitors communications assistant">
            <text:p>Visitors Services Coordination Unit - Post A: Visitors communications assistant</text:p>
          </table:table-cell>
          <table:table-cell office:value-type="float" office:value="26">
            <text:p>26</text:p>
          </table:table-cell>
          <table:table-cell office:value-type="string" office:value="&lt;a href=https://ep-stages.gestmax.eu/3086/1/visitors-services-coordination-unit-post-a-visitors-communications-assistant/en_US?backlink=search target='_blank'&gt;link text&lt;/a&gt;">
            <text:p>&lt;a href=https://ep-stages.gestmax.eu/3086/1/visitors-services-coordination-unit-post-a-visitors-communications-assistant/en_US?backlink=search target='_blank'&gt;link text&lt;/a&gt;</text:p>
          </table:table-cell>
        </table:table-row>
        <table:table-row>
          <table:table-cell office:value-type="string" office:value="Multilingualism and Succession Planning Unit - Post B: Multilingualism Support">
            <text:p>Multilingualism and Succession Planning Unit - Post B: Multilingualism Support</text:p>
          </table:table-cell>
          <table:table-cell office:value-type="float" office:value="25">
            <text:p>25</text:p>
          </table:table-cell>
          <table:table-cell office:value-type="string" office:value="&lt;a href=https://ep-stages.gestmax.eu/3079/1/multilingualism-and-succession-planning-unit-post-b-multilingualism-support/en_US?backlink=search target='_blank'&gt;link text&lt;/a&gt;">
            <text:p>&lt;a href=https://ep-stages.gestmax.eu/3079/1/multilingualism-and-succession-planning-unit-post-b-multilingualism-support/en_US?backlink=search target='_blank'&gt;link text&lt;/a&gt;</text:p>
          </table:table-cell>
        </table:table-row>
        <table:table-row>
          <table:table-cell office:value-type="string" office:value="European Council Oversight Unit">
            <text:p>European Council Oversight Unit</text:p>
          </table:table-cell>
          <table:table-cell office:value-type="float" office:value="24">
            <text:p>24</text:p>
          </table:table-cell>
          <table:table-cell office:value-type="string" office:value="&lt;a href=https://ep-stages.gestmax.eu/3071/1/european-council-oversight-unit/en_US?backlink=search target='_blank'&gt;link text&lt;/a&gt;">
            <text:p>&lt;a href=https://ep-stages.gestmax.eu/3071/1/european-council-oversight-unit/en_US?backlink=search target='_blank'&gt;link text&lt;/a&gt;</text:p>
          </table:table-cell>
        </table:table-row>
        <table:table-row>
          <table:table-cell office:value-type="string" office:value="Ex-Post Evaluation Unit ">
            <text:p>Ex-Post Evaluation Unit </text:p>
          </table:table-cell>
          <table:table-cell office:value-type="float" office:value="24">
            <text:p>24</text:p>
          </table:table-cell>
          <table:table-cell office:value-type="string" office:value="&lt;a href=https://ep-stages.gestmax.eu/3072/1/ex-post-evaluation-unit/en_US?backlink=search target='_blank'&gt;link text&lt;/a&gt;">
            <text:p>&lt;a href=https://ep-stages.gestmax.eu/3072/1/ex-post-evaluation-unit/en_US?backlink=search target='_blank'&gt;link text&lt;/a&gt;</text:p>
          </table:table-cell>
        </table:table-row>
        <table:table-row>
          <table:table-cell office:value-type="string" office:value="Linking the Levels Unit - Post B">
            <text:p>Linking the Levels Unit - Post B</text:p>
          </table:table-cell>
          <table:table-cell office:value-type="float" office:value="21">
            <text:p>21</text:p>
          </table:table-cell>
          <table:table-cell office:value-type="string" office:value="&lt;a href=https://ep-stages.gestmax.eu/3068/1/linking-the-levels-unit-post-b/en_US?backlink=search target='_blank'&gt;link text&lt;/a&gt;">
            <text:p>&lt;a href=https://ep-stages.gestmax.eu/3068/1/linking-the-levels-unit-post-b/en_US?backlink=search target='_blank'&gt;link text&lt;/a&gt;</text:p>
          </table:table-cell>
        </table:table-row>
        <table:table-row>
          <table:table-cell office:value-type="string" office:value="Economic Policies Unit ">
            <text:p>Economic Policies Unit </text:p>
          </table:table-cell>
          <table:table-cell office:value-type="float" office:value="20">
            <text:p>20</text:p>
          </table:table-cell>
          <table:table-cell office:value-type="string" office:value="&lt;a href=https://ep-stages.gestmax.eu/3073/1/economic-policies-unit/en_US?backlink=search target='_blank'&gt;link text&lt;/a&gt;">
            <text:p>&lt;a href=https://ep-stages.gestmax.eu/3073/1/economic-policies-unit/en_US?backlink=search target='_blank'&gt;link text&lt;/a&gt;</text:p>
          </table:table-cell>
        </table:table-row>
        <table:table-row>
          <table:table-cell office:value-type="string" office:value="Linking the Levels Unit - Post A">
            <text:p>Linking the Levels Unit - Post A</text:p>
          </table:table-cell>
          <table:table-cell office:value-type="float" office:value="19">
            <text:p>19</text:p>
          </table:table-cell>
          <table:table-cell office:value-type="string" office:value="&lt;a href=https://ep-stages.gestmax.eu/3066/1/linking-the-levels-unit-post-a/en_US?backlink=search target='_blank'&gt;link text&lt;/a&gt;">
            <text:p>&lt;a href=https://ep-stages.gestmax.eu/3066/1/linking-the-levels-unit-post-a/en_US?backlink=search target='_blank'&gt;link text&lt;/a&gt;</text:p>
          </table:table-cell>
        </table:table-row>
        <table:table-row>
          <table:table-cell office:value-type="string" office:value="Ex-Ante Impact Assessment Unit">
            <text:p>Ex-Ante Impact Assessment Unit</text:p>
          </table:table-cell>
          <table:table-cell office:value-type="float" office:value="15">
            <text:p>15</text:p>
          </table:table-cell>
          <table:table-cell office:value-type="string" office:value="&lt;a href=https://ep-stages.gestmax.eu/3059/1/ex-ante-impact-assessment-unit/en_US?backlink=search target='_blank'&gt;link text&lt;/a&gt;">
            <text:p>&lt;a href=https://ep-stages.gestmax.eu/3059/1/ex-ante-impact-assessment-unit/en_US?backlink=search target='_blank'&gt;link text&lt;/a&gt;</text:p>
          </table:table-cell>
        </table:table-row>
        <table:table-row>
          <table:table-cell office:value-type="string" office:value="Budgetary Policies Unit">
            <text:p>Budgetary Policies Unit</text:p>
          </table:table-cell>
          <table:table-cell office:value-type="float" office:value="13">
            <text:p>13</text:p>
          </table:table-cell>
          <table:table-cell office:value-type="string" office:value="&lt;a href=https://ep-stages.gestmax.eu/3074/1/budgetary-policies-unit/en_US?backlink=search target='_blank'&gt;link text&lt;/a&gt;">
            <text:p>&lt;a href=https://ep-stages.gestmax.eu/3074/1/budgetary-policies-unit/en_US?backlink=search target='_blank'&gt;link text&lt;/a&gt;</text:p>
          </table:table-cell>
        </table:table-row>
        <table:table-row>
          <table:table-cell office:value-type="string" office:value="Conference Coordination Unit  - Post B">
            <text:p>Conference Coordination Unit  - Post B</text:p>
          </table:table-cell>
          <table:table-cell office:value-type="float" office:value="12">
            <text:p>12</text:p>
          </table:table-cell>
          <table:table-cell office:value-type="string" office:value="&lt;a href=https://ep-stages.gestmax.eu/3080/1/conference-coordination-unit-post-b/en_US?backlink=search target='_blank'&gt;link text&lt;/a&gt;">
            <text:p>&lt;a href=https://ep-stages.gestmax.eu/3080/1/conference-coordination-unit-post-b/en_US?backlink=search target='_blank'&gt;link text&lt;/a&gt;</text:p>
          </table:table-cell>
        </table:table-row>
        <table:table-row>
          <table:table-cell office:value-type="string" office:value="Programming Unit ">
            <text:p>Programming Unit </text:p>
          </table:table-cell>
          <table:table-cell office:value-type="float" office:value="12">
            <text:p>12</text:p>
          </table:table-cell>
          <table:table-cell office:value-type="string" office:value="&lt;a href=https://ep-stages.gestmax.eu/3081/1/programming-unit/en_US?backlink=search target='_blank'&gt;link text&lt;/a&gt;">
            <text:p>&lt;a href=https://ep-stages.gestmax.eu/3081/1/programming-unit/en_US?backlink=search target='_blank'&gt;link text&lt;/a&gt;</text:p>
          </table:table-cell>
        </table:table-row>
        <table:table-row>
          <table:table-cell office:value-type="string" office:value="Citizens' Library Unit">
            <text:p>Citizens' Library Unit</text:p>
          </table:table-cell>
          <table:table-cell office:value-type="float" office:value="12">
            <text:p>12</text:p>
          </table:table-cell>
          <table:table-cell office:value-type="string" office:value="&lt;a href=https://ep-stages.gestmax.eu/3070/1/citizens-library-unit/en_US?backlink=search target='_blank'&gt;link text&lt;/a&gt;">
            <text:p>&lt;a href=https://ep-stages.gestmax.eu/3070/1/citizens-library-unit/en_US?backlink=search target='_blank'&gt;link text&lt;/a&gt;</text:p>
          </table:table-cell>
        </table:table-row>
        <table:table-row>
          <table:table-cell office:value-type="string" office:value="Conference Infrastructure and Innovation Unit - Multilingual Remote Meetings Service - Post D">
            <text:p>Conference Infrastructure and Innovation Unit - Multilingual Remote Meetings Service - Post D</text:p>
          </table:table-cell>
          <table:table-cell office:value-type="float" office:value="11">
            <text:p>11</text:p>
          </table:table-cell>
          <table:table-cell office:value-type="string" office:value="&lt;a href=https://ep-stages.gestmax.eu/3085/1/conference-infrastructure-and-innovation-unit-multilingual-remote-meetings-service-post-d/en_US?backlink=search target='_blank'&gt;link text&lt;/a&gt;">
            <text:p>&lt;a href=https://ep-stages.gestmax.eu/3085/1/conference-infrastructure-and-innovation-unit-multilingual-remote-meetings-service-post-d/en_US?backlink=search target='_blank'&gt;link text&lt;/a&gt;</text:p>
          </table:table-cell>
        </table:table-row>
        <table:table-row>
          <table:table-cell office:value-type="string" office:value="Comparative Law Library Unit - Post A">
            <text:p>Comparative Law Library Unit - Post A</text:p>
          </table:table-cell>
          <table:table-cell office:value-type="float" office:value="11">
            <text:p>11</text:p>
          </table:table-cell>
          <table:table-cell office:value-type="string" office:value="&lt;a href=https://ep-stages.gestmax.eu/3069/1/comparative-law-library-unit-post-a/en_US?backlink=search target='_blank'&gt;link text&lt;/a&gt;">
            <text:p>&lt;a href=https://ep-stages.gestmax.eu/3069/1/comparative-law-library-unit-post-a/en_US?backlink=search target='_blank'&gt;link text&lt;/a&gt;</text:p>
          </table:table-cell>
        </table:table-row>
        <table:table-row>
          <table:table-cell office:value-type="string" office:value="Comparative Law Library Unit - Post B">
            <text:p>Comparative Law Library Unit - Post B</text:p>
          </table:table-cell>
          <table:table-cell office:value-type="float" office:value="10">
            <text:p>10</text:p>
          </table:table-cell>
          <table:table-cell office:value-type="string" office:value="&lt;a href=https://ep-stages.gestmax.eu/3065/1/comparative-law-library-unit-post-b/en_US?backlink=search target='_blank'&gt;link text&lt;/a&gt;">
            <text:p>&lt;a href=https://ep-stages.gestmax.eu/3065/1/comparative-law-library-unit-post-b/en_US?backlink=search target='_blank'&gt;link text&lt;/a&gt;</text:p>
          </table:table-cell>
        </table:table-row>
        <table:table-row>
          <table:table-cell office:value-type="string" office:value="FMS Competence Centre Unit">
            <text:p>FMS Competence Centre Unit</text:p>
          </table:table-cell>
          <table:table-cell office:value-type="float" office:value="7">
            <text:p>7</text:p>
          </table:table-cell>
          <table:table-cell office:value-type="string" office:value="&lt;a href=https://ep-stages.gestmax.eu/3077/1/fms-competence-centre-unit/en_US?backlink=search target='_blank'&gt;link text&lt;/a&gt;">
            <text:p>&lt;a href=https://ep-stages.gestmax.eu/3077/1/fms-competence-centre-unit/en_US?backlink=search target='_blank'&gt;link text&lt;/a&gt;</text:p>
          </table:table-cell>
        </table:table-row>
        <table:table-row>
          <table:table-cell office:value-type="string" office:value="Request Management Unit - Post B">
            <text:p>Request Management Unit - Post B</text:p>
          </table:table-cell>
          <table:table-cell office:value-type="float" office:value="7">
            <text:p>7</text:p>
          </table:table-cell>
          <table:table-cell office:value-type="string" office:value="&lt;a href=https://ep-stages.gestmax.eu/3078/1/request-management-unit-post-b/en_US?backlink=search target='_blank'&gt;link text&lt;/a&gt;">
            <text:p>&lt;a href=https://ep-stages.gestmax.eu/3078/1/request-management-unit-post-b/en_US?backlink=search target='_blank'&gt;link text&lt;/a&gt;</text:p>
          </table:table-cell>
        </table:table-row>
        <table:table-row>
          <table:table-cell office:value-type="string" office:value="Conference Infrastructure and Innovation Unit - Multilingual Remote Meetings Service - Post C">
            <text:p>Conference Infrastructure and Innovation Unit - Multilingual Remote Meetings Service - Post C</text:p>
          </table:table-cell>
          <table:table-cell office:value-type="float" office:value="7">
            <text:p>7</text:p>
          </table:table-cell>
          <table:table-cell office:value-type="string" office:value="&lt;a href=https://ep-stages.gestmax.eu/3084/1/conference-infrastructure-and-innovation-unit-multilingual-remote-meetings-service-post-c/en_US?backlink=search target='_blank'&gt;link text&lt;/a&gt;">
            <text:p>&lt;a href=https://ep-stages.gestmax.eu/3084/1/conference-infrastructure-and-innovation-unit-multilingual-remote-meetings-service-post-c/en_US?backlink=search target='_blank'&gt;link text&lt;/a&gt;</text:p>
          </table:table-cell>
        </table:table-row>
        <table:table-row>
          <table:table-cell office:value-type="string" office:value="Conference Infrastructure and Innovation Unit - Multilingual Remote Meetings Service  - Post B">
            <text:p>Conference Infrastructure and Innovation Unit - Multilingual Remote Meetings Service  - Post B</text:p>
          </table:table-cell>
          <table:table-cell office:value-type="float" office:value="6">
            <text:p>6</text:p>
          </table:table-cell>
          <table:table-cell office:value-type="string" office:value="&lt;a href=https://ep-stages.gestmax.eu/3083/1/conference-infrastructure-and-innovation-unit-multilingual-remote-meetings-service-post-b/en_US?backlink=search target='_blank'&gt;link text&lt;/a&gt;">
            <text:p>&lt;a href=https://ep-stages.gestmax.eu/3083/1/conference-infrastructure-and-innovation-unit-multilingual-remote-meetings-service-post-b/en_US?backlink=search target='_blank'&gt;link text&lt;/a&gt;</text:p>
          </table:table-cell>
        </table:table-row>
        <table:table-row>
          <table:table-cell office:value-type="string" office:value="Conference Infrastructure and Innovation Unit - Multilingual Remote Meetings Service - Post A">
            <text:p>Conference Infrastructure and Innovation Unit - Multilingual Remote Meetings Service - Post A</text:p>
          </table:table-cell>
          <table:table-cell office:value-type="float" office:value="6">
            <text:p>6</text:p>
          </table:table-cell>
          <table:table-cell office:value-type="string" office:value="&lt;a href=https://ep-stages.gestmax.eu/3082/1/conference-infrastructure-and-innovation-unit-multilingual-remote-meetings-service-post-a/en_US?backlink=search target='_blank'&gt;link text&lt;/a&gt;">
            <text:p>&lt;a href=https://ep-stages.gestmax.eu/3082/1/conference-infrastructure-and-innovation-unit-multilingual-remote-meetings-service-post-a/en_US?backlink=search target='_blank'&gt;link text&lt;/a&gt;</text:p>
          </table:table-cell>
        </table:table-row>
        <table:table-row>
          <table:table-cell office:value-type="string" office:value="MEPs' Portal Unit - Post B">
            <text:p>MEPs' Portal Unit - Post B</text:p>
          </table:table-cell>
          <table:table-cell office:value-type="float" office:value="6">
            <text:p>6</text:p>
          </table:table-cell>
          <table:table-cell office:value-type="string" office:value="&lt;a href=https://ep-stages.gestmax.eu/3060/1/meps-portal-unit-post-b/en_US?backlink=search target='_blank'&gt;link text&lt;/a&gt;">
            <text:p>&lt;a href=https://ep-stages.gestmax.eu/3060/1/meps-portal-unit-post-b/en_US?backlink=search target='_blank'&gt;link text&lt;/a&gt;</text:p>
          </table:table-cell>
        </table:table-row>
        <table:table-row>
          <table:table-cell office:value-type="string" office:value="Digital Library Unit">
            <text:p>Digital Library Unit</text:p>
          </table:table-cell>
          <table:table-cell office:value-type="float" office:value="5">
            <text:p>5</text:p>
          </table:table-cell>
          <table:table-cell office:value-type="string" office:value="&lt;a href=https://ep-stages.gestmax.eu/3064/1/digital-library-unit/en_US?backlink=search target='_blank'&gt;link text&lt;/a&gt;">
            <text:p>&lt;a href=https://ep-stages.gestmax.eu/3064/1/digital-library-unit/en_US?backlink=search target='_blank'&gt;link text&lt;/a&gt;</text:p>
          </table:table-cell>
        </table:table-row>
        <table:table-row>
          <table:table-cell office:value-type="string" office:value="MEPs' Portal Unit - Post C">
            <text:p>MEPs' Portal Unit - Post C</text:p>
          </table:table-cell>
          <table:table-cell office:value-type="float" office:value="5">
            <text:p>5</text:p>
          </table:table-cell>
          <table:table-cell office:value-type="string" office:value="&lt;a href=https://ep-stages.gestmax.eu/3062/1/meps-portal-unit-post-c/en_US?backlink=search target='_blank'&gt;link text&lt;/a&gt;">
            <text:p>&lt;a href=https://ep-stages.gestmax.eu/3062/1/meps-portal-unit-post-c/en_US?backlink=search target='_blank'&gt;link text&lt;/a&gt;</text:p>
          </table:table-cell>
        </table:table-row>
        <table:table-row>
          <table:table-cell office:value-type="string" office:value="Information Technology and e-Portal Unit / Travel Management Unit">
            <text:p>Information Technology and e-Portal Unit / Travel Management Unit</text:p>
          </table:table-cell>
          <table:table-cell office:value-type="float" office:value="4">
            <text:p>4</text:p>
          </table:table-cell>
          <table:table-cell office:value-type="string" office:value="&lt;a href=https://ep-stages.gestmax.eu/3067/1/information-technology-and-e-portal-unit-travel-management-unit/en_US?backlink=search target='_blank'&gt;link text&lt;/a&gt;">
            <text:p>&lt;a href=https://ep-stages.gestmax.eu/3067/1/information-technology-and-e-portal-unit-travel-management-unit/en_US?backlink=search target='_blank'&gt;link text&lt;/a&gt;</text:p>
          </table:table-cell>
        </table:table-row>
        <table:table-row>
          <table:table-cell office:value-type="string" office:value="Information Technology and e-Portal Unit">
            <text:p>Information Technology and e-Portal Unit</text:p>
          </table:table-cell>
          <table:table-cell office:value-type="float" office:value="4">
            <text:p>4</text:p>
          </table:table-cell>
          <table:table-cell office:value-type="string" office:value="&lt;a href=https://ep-stages.gestmax.eu/3076/1/information-technology-and-e-portal-unit/en_US?backlink=search target='_blank'&gt;link text&lt;/a&gt;">
            <text:p>&lt;a href=https://ep-stages.gestmax.eu/3076/1/information-technology-and-e-portal-unit/en_US?backlink=search target='_blank'&gt;link text&lt;/a&gt;</text:p>
          </table:table-cell>
        </table:table-row>
        <table:table-row>
          <table:table-cell office:value-type="string" office:value="Facilities Management Unit">
            <text:p>Facilities Management Unit</text:p>
          </table:table-cell>
          <table:table-cell office:value-type="float" office:value="3">
            <text:p>3</text:p>
          </table:table-cell>
          <table:table-cell office:value-type="string" office:value="&lt;a href=https://ep-stages.gestmax.eu/3061/1/facilities-management-unit/en_US?backlink=search target='_blank'&gt;link text&lt;/a&gt;">
            <text:p>&lt;a href=https://ep-stages.gestmax.eu/3061/1/facilities-management-unit/en_US?backlink=search target='_blank'&gt;link text&lt;/a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